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taModule.getValue( String attr , Map objectModel , InputModule staticMod , String staticModName , Configuration staticModConf , InputModule dynamicMod , String dynamicModName , Configuration dynamicMod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obtainModule( String 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MetaModule.getValues( String attr , Map objectModel , ModuleHolder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getNames( Map objectModel , InputModule staticMod , String staticModName , Configuration staticModConf , InputModule dynamicMod , String dynamicModName , Configuration dynamicMod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getNames( Map objectModel , InputModule staticMod , String staticModName , Configuration staticMod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lazy_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MetaModule.getValue( String attr , Map objectModel , ModuleHolder staticHolder , ModuleHolder dynamic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getValue( String attr , Map objectModel , ModuleHolder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getValues( String attr , Map objectModel , InputModule staticMod , String staticModName , Configuration staticMod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taModule.getValue( String attr , Map objectModel , InputModule staticMod , String staticModName , Configuration staticMod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releaseModule( InputModule modu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taModule.getValues( String attr , Map objectModel , InputModule staticMod , String staticModName , Configuration staticModConf , InputModule dynamicMod , String dynamicModName , Configuration dynamicMod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Module.get( int op , String attr , Map objectModel , InputModule staticMod , String staticModName , Configuration staticModConf , InputModule dynamicMod , String dynamicModName , Configuration dynamicModConf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">
            <text:p text:style-name="Table_20_Contents">7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AbstractMetaModule.getValues( String attr , Map objectModel , ModuleHolder staticHolder , ModuleHolder dynamic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